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style:use-window-font-color="true" fo:font-size="8pt" style:font-size-asian="8pt" style:font-size-complex="8pt"/>
    </style:style>
    <style:style style:name="ce4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check abhi used escape character for values</text:p>
          </table:table-cell>
          <table:table-cell table:number-columns-repeated="5"/>
          <table:table-cell table:style-name="ce1" office:value-type="string" calcext:value-type="string">
            <text:p>Issues: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4" office:value-type="string" calcext:value-type="string">
            <text:p>Sahi se read ni ho rya</text:p>
          </table:table-cell>
          <table:table-cell table:style-name="ce4"/>
        </table:table-row>
        <table:table-row table:style-name="ro1">
          <table:table-cell table:number-columns-repeated="2"/>
          <table:table-cell table:style-name="ce2" office:value-type="string" calcext:value-type="string">
            <text:p>whether case sensitive/insensitive needs any special handling</text:p>
          </table:table-cell>
          <table:table-cell table:number-columns-repeated="6"/>
          <table:table-cell table:style-name="ce4"/>
          <table:table-cell table:style-name="ce4" office:value-type="string" calcext:value-type="string">
            <text:p>“\r” is coming while reading</text:p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taking complete param as a string..rt?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1" office:value-type="string" calcext:value-type="string">
            <text:p>Test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: in quotes ache s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ase sensitivity thing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Folding &amp; unfoldin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arms</text:p>
          </table:table-cell>
          <table:table-cell table:number-columns-repeated="5"/>
          <table:table-cell table:style-name="ce1" office:value-type="string" calcext:value-type="string">
            <text:p>Confirm: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signature has complete details of the record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Using _ in paramName instead of -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Writing without filename as input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not writing file in case empty list of record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start part of ical same as academic2015.ic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1:50:03.6217494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7:15:27.773050766</meta:creation-date>
    <dc:date>2015-03-31T01:54:53.238059230</dc:date>
    <meta:editing-duration>PT9H26M5S</meta:editing-duration>
    <meta:editing-cycles>26</meta:editing-cycles>
    <meta:generator>LibreOffice/4.3.3.2$Linux_X86_64 LibreOffice_project/430m0$Build-2</meta:generator>
    <meta:document-statistic meta:table-count="1" meta:cell-count="20" meta:object-count="0"/>
  </office:meta>
</office:document-meta>
</file>